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en" fo:country="US" style:font-size-asian="14pt" style:font-size-complex="14pt"/>
    </style:style>
    <style:style style:name="P3" style:family="paragraph" style:parent-style-name="Text_20_body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4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8pt" fo:language="ru" fo:country="RU" style:font-size-asian="18pt" style:font-size-complex="18pt"/>
    </style:style>
    <style:style style:name="P5" style:family="paragraph" style:parent-style-name="Text_20_body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paragraph-properties fo:text-align="center" style:justify-single-word="false" fo:background-color="transparent" fo:padding="0cm" fo:border="none" style:shadow="none" style:join-border="false">
        <style:background-image/>
      </style:paragraph-properties>
      <style:text-properties style:font-name="Cambria" fo:language="ru" fo:country="RU" style:font-size-asian="14pt" style:font-size-complex="14pt"/>
    </style:style>
    <style:style style:name="P7" style:family="paragraph" style:parent-style-name="Text_20_body">
      <style:paragraph-properties fo:margin-left="0cm" fo:margin-right="0cm" fo:margin-top="0.212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8" style:family="paragraph" style:parent-style-name="Text_20_body" style:list-style-name="L1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fo:language="ru" fo:country="RU" style:font-size-asian="14pt" style:font-size-complex="14pt"/>
    </style:style>
    <style:style style:name="P9" style:family="paragraph" style:parent-style-name="Text_20_body" style:list-style-name="L1">
      <style:paragraph-properties fo:text-align="justify" style:justify-single-word="false" fo:background-color="transparent" style:shadow="none">
        <style:background-image/>
      </style:paragraph-properties>
      <style:text-properties fo:color="#010100" style:font-name="Cambria" fo:font-size="14pt" style:font-size-asian="14pt" style:font-size-complex="14pt"/>
    </style:style>
    <style:style style:name="P10" style:family="paragraph" style:parent-style-name="Text_20_body" style:list-style-name="L2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style:font-size-asian="14pt" style:font-size-complex="14pt"/>
    </style:style>
    <style:style style:name="P11" style:family="paragraph" style:parent-style-name="Text_20_body" style:list-style-name="L2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2" style:family="paragraph" style:parent-style-name="Text_20_body" style:list-style-name="L3">
      <style:paragraph-properties fo:text-align="justify" style:justify-single-word="false" fo:background-color="transparent" style:shadow="none">
        <style:background-image/>
      </style:paragraph-properties>
      <style:text-properties style:font-name="Cambria" fo:font-size="14pt" fo:language="ru" fo:country="RU" style:font-size-asian="14pt" style:font-size-complex="14pt"/>
    </style:style>
    <style:style style:name="P13" style:family="paragraph" style:parent-style-name="Text_20_body">
      <style:paragraph-properties fo:text-align="start" style:justify-single-word="false" fo:background-color="transparent" fo:padding="0cm" fo:border-left="none" fo:border-right="none" fo:border-top="none" fo:border-bottom="0.035cm solid #000000" style:shadow="none" style:join-border="false">
        <style:background-image/>
      </style:paragraph-properties>
      <style:text-properties fo:color="#3333ff" style:font-name="Cambria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010100"/>
    </style:style>
    <style:style style:name="T5" style:family="text">
      <style:text-properties fo:color="#010100" fo:language="en" fo:country="US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.499cm" fo:margin-top="0cm" fo:margin-bottom="0.499cm" style:run-through="foreground" style:wrap="none" style:vertical-pos="middle" style:vertical-rel="baselin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Графический объект1" text:anchor-type="as-char" svg:width="13.548cm" svg:height="2.434cm" draw:z-index="0"><draw:image xlink:href="../simintech.png" xlink:type="simple" xlink:show="embed" xlink:actuate="onLoad"/></draw:frame></text:p>
      <text:p text:style-name="P13">Введение</text:p>
      <text:p text:style-name="P4"><text:span text:style-name="T6">SimInTech –</text:span><text:span text:style-name="T7"> система автоматизированного проектирования логико-динамических систем, описываемых во входо-выходных отношениях, в виде систем обыкновенных дифференциальных уравнений и/или дифференциально-алгебраических уравнений, а также описываемых в виде расчётных («нодализационных») схем для специализированных решателей (расчётных кодов) термогидродинамических и электромеханических процессов.</text:span></text:p>
      <text:p text:style-name="P1"><text:span text:style-name="T1">SimInTech</text:span><text:span text:style-name="T4"> предназначена для детального исследования и анализа нестационарных процессов в ядерных и тепловых энергоустановках, в системах автоматического управления, в следящих приводах и роботах, и, вообще говоря, в любых технических системах, описание динамики которых может быть представлено в виде системы дифференциально-алгебраических уравнений и/или реализовано методами структурного моделирования. Основными направлениями использования </text:span><text:span text:style-name="T5">SimInTech </text:span><text:span text:style-name="T4">являются создание моделей, проектирование алгоритмов управления, их отладка на модели объекта, генерация исходного кода на языке Си для программируемых контроллеров.</text:span></text:p>
      <text:p text:style-name="P1"><text:span text:style-name="T4">Для </text:span><text:span text:style-name="T5">SimInTech </text:span><text:span text:style-name="T4">созданы и разрабатываются модули расширения позволяющие создавать модели на базе специализированных расчетных кодов и интегрировать их в комплексные модели и проекты.</text:span></text:p>
      <text:p text:style-name="P3">Может<text:span text:style-name="T1">:</text:span></text:p>
      <text:list xml:id="list3377641482361075116" text:style-name="L1">
        <text:list-item>
          <text:p text:style-name="P8">использоваться для моделирования нестационарных процессов в физике, в электротехнике, в динамике машин и механизмов, в астрономии и т.д., а также для решения нестационарных краевых задач (теплопроводность, <text:soft-page-break/>гидродинамика и др.);</text:p>
        </text:list-item>
        <text:list-item>
          <text:p text:style-name="P9">функционировать в многокомпьютерных моделирующих комплексах, в том числе и в системах удаленного доступа к технологическим и информационным ресурсам;</text:p>
        </text:list-item>
        <text:list-item>
          <text:p text:style-name="P9">функционировать как САПР при групповой разработке и сопровождении жизненного цикла изделия (проекта) при модельно-ориентированном подходе к проектированию.</text:p>
        </text:list-item>
      </text:list>
      <text:p text:style-name="P7">Не имеет аналогов среди отчественного программного обеспечения; за рубежом аналогами <text:span text:style-name="T1">SimInTech </text:span>являются такие программным продукты как <text:span text:style-name="T1">SimuLink</text:span>, MATRIX, VisSim, <text:span text:style-name="T1">SimulationX</text:span> и некоторые др<text:span text:style-name="T3">угие</text:span>.</text:p>
      <text:p text:style-name="P2"/>
      <text:p text:style-name="P1">Область применения <text:span text:style-name="T1">SimInTech:</text:span></text:p>
      <text:list xml:id="list26211541986666401" text:style-name="L2">
        <text:list-item>
          <text:p text:style-name="P10"><text:span text:style-name="T3">Проектирование</text:span> автоматических регуляторов.</text:p>
        </text:list-item>
        <text:list-item>
          <text:p text:style-name="P11">Проектирование алгоритмов логико-дискретного и функционально-группового управления.</text:p>
        </text:list-item>
        <text:list-item>
          <text:p text:style-name="P11">Проектное расчетное обоснование алгоритмов автоматизированных систем управления технологическими процессами.</text:p>
        </text:list-item>
        <text:list-item>
          <text:p text:style-name="P11">Программно-инструментальное средство разработки и функционирования модели АСУ ТП в составе полномасштабной модели объекта управления.</text:p>
        </text:list-item>
      </text:list>
      <text:p text:style-name="P1"/>
      <text:p text:style-name="P1">Возможности <text:span text:style-name="T1">SimInTech</text:span>:</text:p>
      <text:list xml:id="list4924707449118887726" text:style-name="L3">
        <text:list-item>
          <text:p text:style-name="P12">Универсальная модульная графическая оболочка, позволяющая реализовать возможность подключения сторонних модулей и создания расчётных схем различного класса, в сочетании с возможностью создания видеокадров для <text:soft-page-break/>отображения и управления расчётом.</text:p>
        </text:list-item>
        <text:list-item>
          <text:p text:style-name="P12">Возможность моделирования систем различного типа в рамках единой оболочки с обменом данными между различными расчётными программами через единую базу сигналов и синхронизацией.</text:p>
        </text:list-item>
        <text:list-item>
          <text:p text:style-name="P12">Моделирование и анализ систем управления.</text:p>
        </text:list-item>
        <text:list-item>
          <text:p text:style-name="P12">Генерация кода для исполнительной системы.</text:p>
        </text:list-item>
        <text:list-item>
          <text:p text:style-name="P12">Возможность удалённой отладки программ, собранных на целевой системе по сгенерированному коду, с выводом данных непосредственно на исходную схему алгоритма.</text:p>
        </text:list-item>
      </text:list>
      <text:p text:style-name="P1"/>
      <text:p text:style-name="P1">Название <text:span text:style-name="T1">SimInTech </text:span>является сокращением от перевода на английский язык оригинального названия технологии ПК «МВТУ» <text:span text:style-name="T1">(</text:span>Моделирование в Технических Устройствах, <text:span text:style-name="T2">Sim</text:span><text:span text:style-name="T1">ulation </text:span><text:span text:style-name="T2">In</text:span><text:span text:style-name="T1"> </text:span><text:span text:style-name="T2">Tech</text:span><text:span text:style-name="T1">nic).</text:span></text:p>
      <text:p text:style-name="P1">Версии <text:span text:style-name="T1">SimInTech 1.1 </text:span>соответствует версия ПК «МВТУ» 4.0<text:span text:style-name="T1">.</text:span></text:p>
      <text:p text:style-name="P5">Версия <text:span text:style-name="T1">SimInTech 1.2 (</text:span>ее графическая часть) основана на технологии <text:span text:style-name="T1">Direct2D, </text:span>минимально-необходимой операционной системой для которой является <text:span text:style-name="T1">Windows 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ном комплексе</dc:title>
    <dc:date>2015-01-08T12:19:56.59</dc:date>
    <meta:generator>OpenOffice/4.1.1$Win32 OpenOffice.org_project/411m6$Build-9775</meta:generator>
    <meta:editing-duration>PT5H43M52S</meta:editing-duration>
    <meta:editing-cycles>160</meta:editing-cycles>
    <meta:document-statistic meta:table-count="0" meta:image-count="1" meta:object-count="0" meta:page-count="3" meta:paragraph-count="24" meta:word-count="393" meta:character-count="3416"/>
    <meta:user-defined meta:name="Поле 1"/>
    <meta:user-defined meta:name="Поле 2"/>
    <meta:user-defined meta:name="Поле 3"/>
    <meta:user-defined meta:name="Поле 4"/>
  </office:meta>
</office:document-meta>
</file>